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56f7"/>
    </style:style>
    <style:style style:name="P2" style:family="paragraph" style:parent-style-name="Standard">
      <style:text-properties officeooo:rsid="002019f0" officeooo:paragraph-rsid="002019f0"/>
    </style:style>
    <style:style style:name="P3" style:family="paragraph" style:parent-style-name="Standard">
      <style:text-properties fo:font-weight="bold" officeooo:paragraph-rsid="001f56f7" style:font-weight-asian="bold" style:font-weight-complex="bold"/>
    </style:style>
    <style:style style:name="P4" style:family="paragraph" style:parent-style-name="Standard">
      <style:text-properties fo:font-weight="bold" officeooo:rsid="0023b632" officeooo:paragraph-rsid="0023b632" style:font-weight-asian="bold" style:font-weight-complex="bold"/>
    </style:style>
    <style:style style:name="P5" style:family="paragraph" style:parent-style-name="Standard">
      <style:text-properties fo:font-weight="bold" officeooo:paragraph-rsid="0023efe2" style:font-weight-asian="bold" style:font-weight-complex="bold"/>
    </style:style>
    <style:style style:name="P6" style:family="paragraph" style:parent-style-name="Standard">
      <style:text-properties officeooo:rsid="002195c3" officeooo:paragraph-rsid="002195c3"/>
    </style:style>
    <style:style style:name="P7" style:family="paragraph" style:parent-style-name="Standard">
      <style:text-properties officeooo:rsid="00230b00" officeooo:paragraph-rsid="00230b00"/>
    </style:style>
    <style:style style:name="P8" style:family="paragraph" style:parent-style-name="Standard">
      <style:text-properties officeooo:rsid="0023b632" officeooo:paragraph-rsid="0023b632"/>
    </style:style>
    <style:style style:name="P9" style:family="paragraph" style:parent-style-name="Standard">
      <style:text-properties officeooo:rsid="0023efe2" officeooo:paragraph-rsid="0023efe2"/>
    </style:style>
    <style:style style:name="P10" style:family="paragraph" style:parent-style-name="Standard">
      <style:text-properties officeooo:paragraph-rsid="0023efe2"/>
    </style:style>
    <style:style style:name="P11" style:family="paragraph" style:parent-style-name="Standard">
      <style:text-properties officeooo:rsid="00247781" officeooo:paragraph-rsid="00247781"/>
    </style:style>
    <style:style style:name="P12" style:family="paragraph" style:parent-style-name="Standard">
      <style:text-properties officeooo:rsid="00247781" officeooo:paragraph-rsid="0024ad3d"/>
    </style:style>
    <style:style style:name="P13" style:family="paragraph" style:parent-style-name="Standard">
      <style:text-properties officeooo:paragraph-rsid="00247781"/>
    </style:style>
    <style:style style:name="P14" style:family="paragraph" style:parent-style-name="Standard">
      <style:text-properties officeooo:rsid="0024ad3d" officeooo:paragraph-rsid="0024ad3d"/>
    </style:style>
    <style:style style:name="T1" style:family="text">
      <style:text-properties officeooo:rsid="002195c3"/>
    </style:style>
    <style:style style:name="T2" style:family="text">
      <style:text-properties officeooo:rsid="00230b00"/>
    </style:style>
    <style:style style:name="T3" style:family="text">
      <style:text-properties fo:font-weight="bold" style:font-weight-asian="bold" style:font-weight-complex="bold"/>
    </style:style>
    <style:style style:name="T4" style:family="text">
      <style:text-properties officeooo:rsid="0023b632"/>
    </style:style>
    <style:style style:name="T5" style:family="text">
      <style:text-properties officeooo:rsid="0023efe2"/>
    </style:style>
    <style:style style:name="T6" style:family="text">
      <style:text-properties officeooo:rsid="00247781"/>
    </style:style>
    <style:style style:name="T7" style:family="text">
      <style:text-properties officeooo:rsid="0024a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 est le personnage ? </text:p>
      <text:p text:style-name="P2">Nathaniel Vestrit, Homme, 35 ans</text:p>
      <text:p text:style-name="P2"/>
      <text:p text:style-name="P1"/>
      <text:p text:style-name="P1"><text:span text:style-name="T3">-Quelle est sa personnalité ? </text:span></text:p>
      <text:p text:style-name="P2">En général et en société : réfléchi, posé et studieux. <text:span text:style-name="T1">Un scientifique qui se respecte.</text:span></text:p>
      <text:p text:style-name="P2">Mais quand il est sur une piste prometteuse pour faire de nouvelles découvertes, il est intérieurement excité comme un gamin (mais il essaye de le cacher <text:span text:style-name="T1">aux autres)</text:span></text:p>
      <text:p text:style-name="P6">Il est aimable, pas spécialement charismatique mais foncièrement bon, loyal et respectueux de ses coéquipiers.</text:p>
      <text:p text:style-name="P6"/>
      <text:p text:style-name="P6">Son principal défaut serait sa naiveté face à des personnes qui voudraient se jouer de lui. Et il a tendance à minimiser la dangerosité de la nature, trop obnubilé par la récolte de nouvelles matières premières pour ses potions. Heureusement, il a toujours réussi à s’entourer par des gens plus pragmatiques et prêt à lui éviter les plus gros ennuis dans de précédentes aventures. <text:span text:style-name="T2">Y compris, son familier Aziraphaël (diminutif « Azi »), de nature assez craintive et doter d’un bon sens de survie pour avertir son maître et détallé avant que la situation ne dégénère. Il s’agit d’un lémurien que Nathaniel a trouvé bébé dans la nature et adopté. Il lui a ensuite appris à aller chercher des échantillons de plantes dans des endroits inaccessibles aux humains </text:span></text:p>
      <text:p text:style-name="P6"/>
      <text:p text:style-name="P1"/>
      <text:p text:style-name="P1"><text:span text:style-name="T3">-Quel est son statut social ?</text:span> </text:p>
      <text:p text:style-name="P7">Chercheur indépendant. Il a fait des études et arrive à gagner sa vie en vendant diverses potions et remèdes à <text:span text:style-name="T4">Valburg. Mais il n’est pas très passionné par la vente (donc pas particulièrement riche) et préfère repartir dès qu’il le peut en</text:span> expéditions pour récupérer <text:span text:style-name="T4">de nouveaux matériaux et créer de nouvelles potions. </text:span></text:p>
      <text:p text:style-name="P1"/>
      <text:p text:style-name="P1"/>
      <text:p text:style-name="P4">-Quelle est la famille du personnage ? Ses amis, connaissances ? (en a-t-il?) </text:p>
      <text:p text:style-name="P8">Ses parents habitent à Valburg et sont d’honnêtes commerçants. Ce sont eux qui tiennent la boutique familiale et vendent les potions que Nathaniel ramènent. Petite vie tranquille, ils aimeraient bien que leur grand garçon trouve une femme et leur fasse des petits enfants.</text:p>
      <text:p text:style-name="P8"/>
      <text:p text:style-name="P8">Nathaniel est souvent parti en expéditions ou en mode rat de bibliothèque, plongé dans ses bouquins. A part son familier, il n’a pas particulièrement d’amis sur Valburg. Plutot des collègues de travail en fonction des différent<text:span text:style-name="T5">es missions d’explorations auxquels il s’inscrit.</text:span></text:p>
      <text:p text:style-name="P8"/>
      <text:p text:style-name="P9">Il a tout de même une amie, Ma’isha, la diseuse de bonne aventure Kajiit, rencontré par hasard sur Valburg. Leur 2 familiers avaient sympathisés ensemble et Nathaniel était curieux d’en savoir plus sur ce peuple si particuliers (et est ce qu’on peut faire de nouvelles potions avec des poils de moustaches de Kajiit ? Mais ça Nathaniel s’est bien gardé d’en arracher un, il n’est pas suicidaire non plus)</text:p>
      <text:p text:style-name="P1"/>
      <text:p text:style-name="P1"/>
      <text:p text:style-name="P3">-Quels sont les buts du personnages dans la vie, ses ambitions ? </text:p>
      <text:p text:style-name="P10"><text:span text:style-name="T5">Il rêve intérieurement d’écrire un livre rassemblant le recit de ses aventures, lieux visités et les espèces répertorié avec les recettes de toutes les nouvelles potions qu’il a inventé. Que ce soit des potions de soins, paralysantes ou provoquant des explosions. Il pourra ainsi être reconnu par ses paires et serait peut être même financé pour de plus longues/lointaines missions de découvertes</text:span></text:p>
      <text:p text:style-name="P1"/>
      <text:p text:style-name="P1"/>
      <text:p text:style-name="P1"/>
      <text:p text:style-name="P5"><text:soft-page-break/>-Pourquoi le personnage est-il parti à l'aventure / pour le nouveau monde ? </text:p>
      <text:p text:style-name="P1">Le continent de Côte Carstianne a été découverte il y a un peu plus d'un an. <text:span text:style-name="T6">Dès qu’il a entendu parlé de ces nouvelles terres à explorer, Nathaniel a cherché un moyen de se joindre à la prochaine mission d’exploration et a payé sa place sur le bateau.</text:span></text:p>
      <text:p text:style-name="P1"/>
      <text:p text:style-name="P1"/>
      <text:p text:style-name="P3">-Quelles situations font réagir le personnage (ses triggers) ? </text:p>
      <text:p text:style-name="P13"><text:span text:style-name="T6">Une nouvelle plante / animal qu’il n’a jamais vu : et donc l’opportunité de prélever quelques échantillons. Par contre, s’il peut l’éviter, il cherchera à minimiser son intervention et laisser l’espèce en vie après son prélèvement. Mais si c’est une grosse bêbête aggressive, il n’hésitera pas à se défendre pour sauver sa peau malgré lui.</text:span></text:p>
      <text:p text:style-name="P13"/>
      <text:p text:style-name="P13"><text:span text:style-name="T6">Il utilise un gros livre comme herbier et a plein de petites fioles vides dans ses paquetages. Ses collections sont minutieusement rangées et il en prend soin car elles sont très importante pour lui et pour écrire son futur livre.</text:span></text:p>
      <text:p text:style-name="P1"/>
      <text:p text:style-name="P1"/>
      <text:p text:style-name="P3">-Quels sont les évènements marquant de sa vie ? </text:p>
      <text:p text:style-name="P11">- Sa première potion explosive réussie enfant avec son père (qui lui explosé juste après au visage, heureusement il était équipé de protections...)</text:p>
      <text:p text:style-name="P11">- L’adoption d’Aziraphaël</text:p>
      <text:p text:style-name="P12">- Sa rencontre avec <text:span text:style-name="T5">Ma’isha</text:span></text:p>
      <text:p text:style-name="P1"/>
      <text:p text:style-name="P1"/>
      <text:p text:style-name="P3">-Comment le pers<text:span text:style-name="T6">o</text:span>nnage a-t-il acquis ses compétences? Pourquoi ?</text:p>
      <text:p text:style-name="P13"><text:span text:style-name="T6">Ses parents sont herboristes et lui ont appris à faire ses premières potions quand il était jeune pour qu’il puisse reprendre la boutique familiale. Il a donc naturellement suivi des études plus poussées à l’académie de Valburg et s’est passionnée par la réalisation de potions rares et inedites et comment se procurer des plus matériaux exotiques. </text:span><text:span text:style-name="T7">C’est pendant ses premiers voyages sur d’autres îles / continents qu’il a appris les bases de la navigation.</text:span></text:p>
      <text:p text:style-name="P1"/>
      <text:p text:style-name="P1"/>
      <text:p text:style-name="P1"/>
      <text:p text:style-name="P3">Questions optionnelles: </text:p>
      <text:p text:style-name="P3">-quelle est sa religion ? Et quel est son degré d'implication dans celle-ci? </text:p>
      <text:p text:style-name="P14">Ses parents artisants vénèrent Khimros, le bâtisseur et protecteur des cités. Nathaniel a donc grandi en respectant les rites de cette divinité mais ne pratique désormais plus. Terre à terre, il croit en les faits et la science.</text:p>
      <text:p text:style-name="P1"/>
      <text:p text:style-name="P3">-Si cela venait à se produire, comment le personnage imagine-t-il sa mort ? Comment le joueur imagine-t-il sa mort ? </text:p>
      <text:p text:style-name="P14">Triste… T_T</text:p>
      <text:p text:style-name="P1"/>
      <text:p text:style-name="P1"/>
      <text:p text:style-name="P3">-Le personnage a-t-il des objets ou des éléments avec une signification particulière pour lui ?</text:p>
      <text:p text:style-name="P14">Son herbier et coffret à potion</text:p>
      <text:p text:style-name="P1"/>
      <text:p text:style-name="P1"/>
      <text:p text:style-name="P1"><text:a xlink:type="simple" xlink:href="https://thetrove.is/Books/Pathfinder/2nd%20Edition/Core/Lost%20Omens%20-%20Character%20Guide.pdf?fbclid=IwAR3VD1LadlyB1P0vzIrnlJi-E4VPYqXLTpIrjR6MvxdOFfdOWR_qKt7oarY" office:target-frame-name="_blank" xlink:show="new" text:style-name="Internet_20_link" text:visited-style-name="Visited_20_Internet_20_Lin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7:51:49.038168244</meta:creation-date>
    <dc:date>2020-10-10T20:01:42.349317584</dc:date>
    <meta:editing-duration>PT1M1S</meta:editing-duration>
    <meta:editing-cycles>2</meta:editing-cycles>
    <meta:generator>LibreOffice/6.4.4.2$Linux_X86_64 LibreOffice_project/40$Build-2</meta:generator>
    <meta:document-statistic meta:table-count="0" meta:image-count="0" meta:object-count="0" meta:page-count="2" meta:paragraph-count="33" meta:word-count="884" meta:character-count="5360" meta:non-whitespace-character-count="4496"/>
  </office:meta>
</office:document-meta>
</file>